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paragraph-properties fo:break-before="page"/>
      <style:text-properties officeooo:paragraph-rsid="0016c786"/>
    </style:style>
    <style:style style:name="P3" style:family="paragraph" style:parent-style-name="Text_20_body">
      <style:paragraph-properties fo:text-align="center" style:justify-single-word="false"/>
      <style:text-properties officeooo:paragraph-rsid="0016c786"/>
    </style:style>
    <style:style style:name="P4" style:family="paragraph" style:parent-style-name="Text_20_body">
      <style:text-properties officeooo:paragraph-rsid="0016c786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itle">
      <style:text-properties style:font-name="Liberation Sans" fo:font-size="28pt" fo:font-weight="bold" officeooo:rsid="001a6170" officeooo:paragraph-rsid="001a6170" style:font-name-asian="Microsoft YaHei" style:font-size-asian="28pt" style:font-weight-asian="bold" style:font-name-complex="Lucida Sans" style:font-size-complex="28pt" style:font-weight-complex="bol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188228"/>
    </style:style>
    <style:style style:name="T1" style:family="text">
      <style:text-properties officeooo:rsid="00188228"/>
    </style:style>
    <style:style style:name="T2" style:family="text">
      <style:text-properties style:font-name="Liberation Sans" fo:font-size="18.2000007629395pt" fo:font-weight="bold" officeooo:rsid="001a5b2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4"/>
      <text:p text:style-name="P4"/>
      <text:p text:style-name="P4"/>
      <text:p text:style-name="P6">Registre des requêtes de changement</text:p>
      <text:p text:style-name="P4"/>
      <text:p text:style-name="P3">Théo Delmas</text:p>
      <text:p text:style-name="P3">Lauric Teysseyre</text:p>
      <text:p text:style-name="P3">Pierre-Louis Renon</text:p>
      <text:p text:style-name="P3">Julien Wattier</text:p>
      <text:p text:style-name="P3"/>
      <text:p text:style-name="P3">Université Paul Sabatier</text:p>
      <text:p text:style-name="P3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">Table des matières</text:p>
          </text:index-title>
          <text:p text:style-name="P5"><text:a xlink:type="simple" xlink:href="#__RefHeading___Toc354_987475018" text:style-name="Index_20_Link" text:visited-style-name="Index_20_Link">Liste des requêtes de changements<text:tab/>3</text:a></text:p>
        </text:index-body>
      </text:table-of-content>
      <text:p text:style-name="Text_20_body"/>
      <text:h text:style-name="P9" text:outline-level="1"><text:bookmark-start text:name="__RefHeading___Toc354_987475018"/><text:span text:style-name="T1">Liste des </text:span><text:span text:style-name="T2">requêtes</text:span><text:span text:style-name="T1"> de changements</text:span><text:bookmark-end text:name="__RefHeading___Toc354_98747501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2T12:17:23.710000000</meta:creation-date>
    <meta:generator>LibreOffice/7.0.2.2$Windows_X86_64 LibreOffice_project/8349ace3c3162073abd90d81fd06dcfb6b36b994</meta:generator>
    <dc:date>2023-02-12T13:57:26.260000000</dc:date>
    <meta:editing-duration>PT2M53S</meta:editing-duration>
    <meta:editing-cycles>6</meta:editing-cycles>
    <meta:document-statistic meta:table-count="0" meta:image-count="0" meta:object-count="0" meta:page-count="3" meta:paragraph-count="10" meta:word-count="33" meta:character-count="225" meta:non-whitespace-character-count="202"/>
  </office:meta>
</office:document-meta>
</file>